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5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viario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data_alojamento</text:p>
          </table:table-cell>
          <table:table-cell office:value-type="string" calcext:value-type="string">
            <text:p>data_retirada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inhage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produtor</text:p>
          </table:table-cell>
        </table:table-row>
        <table:table-row table:style-name="ro1">
          <table:table-cell office:value-type="string" calcext:value-type="string">
            <text:p>aviario_1203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5-05-12" calcext:value-type="date">
            <text:p>12/05/25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5" office:value-type="float" office:value="33900" calcext:value-type="float">
            <text:p>33900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DIATEX</text:p>
          </table:table-cell>
          <table:table-cell office:value-type="string" calcext:value-type="string">
            <text:p>DARLAN SIMON</text:p>
          </table:table-cell>
        </table:table-row>
        <table:table-row table:style-name="ro1">
          <table:table-cell office:value-type="string" calcext:value-type="string">
            <text:p>aviario_1204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5-05-12" calcext:value-type="date">
            <text:p>12/05/25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5" office:value-type="float" office:value="33900" calcext:value-type="float">
            <text:p>33900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TESTEMUNHA</text:p>
          </table:table-cell>
          <table:table-cell office:value-type="string" calcext:value-type="string">
            <text:p>DARLAN SIMON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2"/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09:21:28.381513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runo Conter</meta:initial-creator>
    <meta:creation-date>2025-05-14T15:17:01.807805300</meta:creation-date>
    <dc:date>2025-05-19T10:35:28.813835400</dc:date>
    <dc:creator>Bruno Conter</dc:creator>
    <meta:editing-duration>PT1H43M34S</meta:editing-duration>
    <meta:editing-cycles>7</meta:editing-cycles>
    <meta:generator>LibreOffice/25.2.3.2$Windows_X86_64 LibreOffice_project/bbb074479178df812d175f709636b368952c2ce3</meta:generator>
    <meta:document-statistic meta:table-count="1" meta:cell-count="25" meta:object-count="0"/>
  </office:meta>
</office:document-meta>
</file>